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3"/>
    <style:style style:name="ce2" style:family="table-cell" style:parent-style-name="Default" style:data-style-name="N123">
      <style:table-cell-properties fo:background-color="#ffd428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d428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 style:data-style-name="N123">
      <style:table-cell-properties fo:background-color="#cccccc"/>
    </style:style>
    <style:style style:name="ce7" style:family="table-cell" style:parent-style-name="Default" style:data-style-name="N123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 style:data-style-name="N123"/>
    <style:style style:name="ce16" style:family="table-cell" style:parent-style-name="Default" style:data-style-name="N123">
      <style:table-cell-properties fo:background-color="#ffd428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ffd428"/>
      <style:text-properties fo:font-weight="bold" style:font-weight-asian="bold" style:font-weight-complex="bold"/>
    </style:style>
    <style:style style:name="ce18" style:family="table-cell" style:parent-style-name="Default" style:data-style-name="N12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b2b2b2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fo:background-color="#cccccc"/>
    </style:style>
    <style:style style:name="ce21" style:family="table-cell" style:parent-style-name="Default" style:data-style-name="N123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17"/>
        <table:table-column table:style-name="co1" table:number-columns-repeated="16" table:default-cell-style-name="ce15"/>
        <table:table-row table:style-name="ro1">
          <table:table-cell table:style-name="ce15"/>
          <table:table-cell table:number-columns-repeated="16"/>
        </table:table-row>
        <table:table-row table:style-name="ro1">
          <table:table-cell table:style-name="ce16"/>
          <table:table-cell table:style-name="ce18" office:value-type="string" calcext:value-type="string" table:number-columns-spanned="16" table:number-rows-spanned="1">
            <text:p>pH (ppm)</text:p>
          </table:table-cell>
          <table:covered-table-cell table:number-columns-repeated="15" table:style-name="ce21"/>
        </table:table-row>
        <table:table-row table:style-name="ro1">
          <table:table-cell table:style-name="ce16"/>
          <table:table-cell table:style-name="ce19"/>
          <table:table-cell table:style-name="ce19" office:value-type="float" office:value="7.2" calcext:value-type="float">
            <text:p>7,20</text:p>
          </table:table-cell>
          <table:table-cell table:style-name="ce19" office:value-type="float" office:value="7.4" calcext:value-type="float">
            <text:p>7,40</text:p>
          </table:table-cell>
          <table:table-cell table:style-name="ce19" office:value-type="float" office:value="7.6" calcext:value-type="float">
            <text:p>7,60</text:p>
          </table:table-cell>
          <table:table-cell table:style-name="ce19" office:value-type="float" office:value="7.8" calcext:value-type="float">
            <text:p>7,8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8.2" calcext:value-type="float">
            <text:p>8,20</text:p>
          </table:table-cell>
          <table:table-cell table:style-name="ce19" office:value-type="float" office:value="8.4" calcext:value-type="float">
            <text:p>8,40</text:p>
          </table:table-cell>
          <table:table-cell table:style-name="ce19" office:value-type="float" office:value="8.6" calcext:value-type="float">
            <text:p>8,60</text:p>
          </table:table-cell>
          <table:table-cell table:style-name="ce19" office:value-type="float" office:value="8.8" calcext:value-type="float">
            <text:p>8,8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9.2" calcext:value-type="float">
            <text:p>9,20</text:p>
          </table:table-cell>
          <table:table-cell table:style-name="ce19" office:value-type="float" office:value="9.4" calcext:value-type="float">
            <text:p>9,40</text:p>
          </table:table-cell>
          <table:table-cell table:style-name="ce19" office:value-type="float" office:value="9.6" calcext:value-type="float">
            <text:p>9,60</text:p>
          </table:table-cell>
          <table:table-cell table:style-name="ce19" office:value-type="float" office:value="9.8" calcext:value-type="float">
            <text:p>9,80</text:p>
          </table:table-cell>
          <table:table-cell table:style-name="ce19" office:value-type="float" office:value="10" calcext:value-type="float">
            <text:p>10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0.0013" calcext:value-type="float">
            <text:p>0,001300</text:p>
          </table:table-cell>
          <table:table-cell office:value-type="float" office:value="0.0021" calcext:value-type="float">
            <text:p>0,002100</text:p>
          </table:table-cell>
          <table:table-cell office:value-type="float" office:value="0.0034" calcext:value-type="float">
            <text:p>0,003400</text:p>
          </table:table-cell>
          <table:table-cell office:value-type="float" office:value="0.0053" calcext:value-type="float">
            <text:p>0,005300</text:p>
          </table:table-cell>
          <table:table-cell office:value-type="float" office:value="0.0084" calcext:value-type="float">
            <text:p>0,008400</text:p>
          </table:table-cell>
          <table:table-cell office:value-type="float" office:value="0.0133" calcext:value-type="float">
            <text:p>0,013300</text:p>
          </table:table-cell>
          <table:table-cell office:value-type="float" office:value="0.021" calcext:value-type="float">
            <text:p>0,021000</text:p>
          </table:table-cell>
          <table:table-cell office:value-type="float" office:value="0.0328" calcext:value-type="float">
            <text:p>0,032800</text:p>
          </table:table-cell>
          <table:table-cell office:value-type="float" office:value="0.051" calcext:value-type="float">
            <text:p>0,051000</text:p>
          </table:table-cell>
          <table:table-cell office:value-type="float" office:value="0.0785" calcext:value-type="float">
            <text:p>0,078500</text:p>
          </table:table-cell>
          <table:table-cell office:value-type="float" office:value="0.119" calcext:value-type="float">
            <text:p>0,119000</text:p>
          </table:table-cell>
          <table:table-cell office:value-type="float" office:value="0.1763" calcext:value-type="float">
            <text:p>0,176300</text:p>
          </table:table-cell>
          <table:table-cell office:value-type="float" office:value="0.2533" calcext:value-type="float">
            <text:p>0,253300</text:p>
          </table:table-cell>
          <table:table-cell office:value-type="float" office:value="0.3496" calcext:value-type="float">
            <text:p>0,349600</text:p>
          </table:table-cell>
          <table:table-cell office:value-type="float" office:value="0.46" calcext:value-type="float">
            <text:p>0,460000</text:p>
          </table:table-cell>
          <table:table-cell office:value-type="float" office:value="0.5745" calcext:value-type="float">
            <text:p>0,5745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0.0016" calcext:value-type="float">
            <text:p>0,001600</text:p>
          </table:table-cell>
          <table:table-cell office:value-type="float" office:value="0.0025" calcext:value-type="float">
            <text:p>0,002500</text:p>
          </table:table-cell>
          <table:table-cell office:value-type="float" office:value="0.004" calcext:value-type="float">
            <text:p>0,004000</text:p>
          </table:table-cell>
          <table:table-cell office:value-type="float" office:value="0.0063" calcext:value-type="float">
            <text:p>0,006300</text:p>
          </table:table-cell>
          <table:table-cell office:value-type="float" office:value="0.0099" calcext:value-type="float">
            <text:p>0,009900</text:p>
          </table:table-cell>
          <table:table-cell office:value-type="float" office:value="0.0156" calcext:value-type="float">
            <text:p>0,015600</text:p>
          </table:table-cell>
          <table:table-cell office:value-type="float" office:value="0.0245" calcext:value-type="float">
            <text:p>0,024500</text:p>
          </table:table-cell>
          <table:table-cell office:value-type="float" office:value="0.0383" calcext:value-type="float">
            <text:p>0,038300</text:p>
          </table:table-cell>
          <table:table-cell office:value-type="float" office:value="0.0593" calcext:value-type="float">
            <text:p>0,059300</text:p>
          </table:table-cell>
          <table:table-cell office:value-type="float" office:value="0.0909" calcext:value-type="float">
            <text:p>0,090900</text:p>
          </table:table-cell>
          <table:table-cell office:value-type="float" office:value="0.1368" calcext:value-type="float">
            <text:p>0,136800</text:p>
          </table:table-cell>
          <table:table-cell office:value-type="float" office:value="0.2008" calcext:value-type="float">
            <text:p>0,200800</text:p>
          </table:table-cell>
          <table:table-cell office:value-type="float" office:value="0.2847" calcext:value-type="float">
            <text:p>0,284700</text:p>
          </table:table-cell>
          <table:table-cell office:value-type="float" office:value="0.3868" calcext:value-type="float">
            <text:p>0,386800</text:p>
          </table:table-cell>
          <table:table-cell office:value-type="float" office:value="0.5" calcext:value-type="float">
            <text:p>0,500000</text:p>
          </table:table-cell>
          <table:table-cell office:value-type="float" office:value="0.6131" calcext:value-type="float">
            <text:p>0,6131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0.0018" calcext:value-type="float">
            <text:p>0,001800</text:p>
          </table:table-cell>
          <table:table-cell office:value-type="float" office:value="0.0029" calcext:value-type="float">
            <text:p>0,002900</text:p>
          </table:table-cell>
          <table:table-cell office:value-type="float" office:value="0.0046" calcext:value-type="float">
            <text:p>0,004600</text:p>
          </table:table-cell>
          <table:table-cell office:value-type="float" office:value="0.0073" calcext:value-type="float">
            <text:p>0,007300</text:p>
          </table:table-cell>
          <table:table-cell office:value-type="float" office:value="0.0116" calcext:value-type="float">
            <text:p>0,011600</text:p>
          </table:table-cell>
          <table:table-cell office:value-type="float" office:value="0.0182" calcext:value-type="float">
            <text:p>0,018200</text:p>
          </table:table-cell>
          <table:table-cell office:value-type="float" office:value="0.0286" calcext:value-type="float">
            <text:p>0,028600</text:p>
          </table:table-cell>
          <table:table-cell office:value-type="float" office:value="0.0445" calcext:value-type="float">
            <text:p>0,044500</text:p>
          </table:table-cell>
          <table:table-cell office:value-type="float" office:value="0.0688" calcext:value-type="float">
            <text:p>0,068800</text:p>
          </table:table-cell>
          <table:table-cell office:value-type="float" office:value="0.1048" calcext:value-type="float">
            <text:p>0,104800</text:p>
          </table:table-cell>
          <table:table-cell office:value-type="float" office:value="0.1565" calcext:value-type="float">
            <text:p>0,156500</text:p>
          </table:table-cell>
          <table:table-cell office:value-type="float" office:value="0.2273" calcext:value-type="float">
            <text:p>0,227300</text:p>
          </table:table-cell>
          <table:table-cell office:value-type="float" office:value="0.318" calcext:value-type="float">
            <text:p>0,318000</text:p>
          </table:table-cell>
          <table:table-cell office:value-type="float" office:value="0.4249" calcext:value-type="float">
            <text:p>0,424900</text:p>
          </table:table-cell>
          <table:table-cell office:value-type="float" office:value="0.5394" calcext:value-type="float">
            <text:p>0,539400</text:p>
          </table:table-cell>
          <table:table-cell office:value-type="float" office:value="0.6498" calcext:value-type="float">
            <text:p>0,6498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0.0022" calcext:value-type="float">
            <text:p>0,002200</text:p>
          </table:table-cell>
          <table:table-cell office:value-type="float" office:value="0.0034" calcext:value-type="float">
            <text:p>0,003400</text:p>
          </table:table-cell>
          <table:table-cell office:value-type="float" office:value="0.0054" calcext:value-type="float">
            <text:p>0,005400</text:p>
          </table:table-cell>
          <table:table-cell office:value-type="float" office:value="0.0086" calcext:value-type="float">
            <text:p>0,008600</text:p>
          </table:table-cell>
          <table:table-cell office:value-type="float" office:value="0.0135" calcext:value-type="float">
            <text:p>0,013500</text:p>
          </table:table-cell>
          <table:table-cell office:value-type="float" office:value="0.0212" calcext:value-type="float">
            <text:p>0,021200</text:p>
          </table:table-cell>
          <table:table-cell office:value-type="float" office:value="0.0332" calcext:value-type="float">
            <text:p>0,033200</text:p>
          </table:table-cell>
          <table:table-cell office:value-type="float" office:value="0.0517" calcext:value-type="float">
            <text:p>0,051700</text:p>
          </table:table-cell>
          <table:table-cell office:value-type="float" office:value="0.0795" calcext:value-type="float">
            <text:p>0,079500</text:p>
          </table:table-cell>
          <table:table-cell office:value-type="float" office:value="0.1204" calcext:value-type="float">
            <text:p>0,120400</text:p>
          </table:table-cell>
          <table:table-cell office:value-type="float" office:value="0.1782" calcext:value-type="float">
            <text:p>0,178200</text:p>
          </table:table-cell>
          <table:table-cell office:value-type="float" office:value="0.2558" calcext:value-type="float">
            <text:p>0,255800</text:p>
          </table:table-cell>
          <table:table-cell office:value-type="float" office:value="0.3526" calcext:value-type="float">
            <text:p>0,352600</text:p>
          </table:table-cell>
          <table:table-cell office:value-type="float" office:value="0.4633" calcext:value-type="float">
            <text:p>0,463300</text:p>
          </table:table-cell>
          <table:table-cell office:value-type="float" office:value="0.5758" calcext:value-type="float">
            <text:p>0,575800</text:p>
          </table:table-cell>
          <table:table-cell office:value-type="float" office:value="0.6844" calcext:value-type="float">
            <text:p>0,6844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0.0025" calcext:value-type="float">
            <text:p>0,002500</text:p>
          </table:table-cell>
          <table:table-cell office:value-type="float" office:value="0.004" calcext:value-type="float">
            <text:p>0,004000</text:p>
          </table:table-cell>
          <table:table-cell office:value-type="float" office:value="0.0063" calcext:value-type="float">
            <text:p>0,006300</text:p>
          </table:table-cell>
          <table:table-cell office:value-type="float" office:value="0.01" calcext:value-type="float">
            <text:p>0,010000</text:p>
          </table:table-cell>
          <table:table-cell office:value-type="float" office:value="0.0157" calcext:value-type="float">
            <text:p>0,015700</text:p>
          </table:table-cell>
          <table:table-cell office:value-type="float" office:value="0.0247" calcext:value-type="float">
            <text:p>0,024700</text:p>
          </table:table-cell>
          <table:table-cell office:value-type="float" office:value="0.0385" calcext:value-type="float">
            <text:p>0,038500</text:p>
          </table:table-cell>
          <table:table-cell office:value-type="float" office:value="0.0597" calcext:value-type="float">
            <text:p>0,059700</text:p>
          </table:table-cell>
          <table:table-cell office:value-type="float" office:value="0.0914" calcext:value-type="float">
            <text:p>0,091400</text:p>
          </table:table-cell>
          <table:table-cell office:value-type="float" office:value="0.1376" calcext:value-type="float">
            <text:p>0,137600</text:p>
          </table:table-cell>
          <table:table-cell office:value-type="float" office:value="0.2018" calcext:value-type="float">
            <text:p>0,201800</text:p>
          </table:table-cell>
          <table:table-cell office:value-type="float" office:value="0.2861" calcext:value-type="float">
            <text:p>0,286100</text:p>
          </table:table-cell>
          <table:table-cell office:value-type="float" office:value="0.3884" calcext:value-type="float">
            <text:p>0,388400</text:p>
          </table:table-cell>
          <table:table-cell office:value-type="float" office:value="0.5016" calcext:value-type="float">
            <text:p>0,501600</text:p>
          </table:table-cell>
          <table:table-cell office:value-type="float" office:value="0.6147" calcext:value-type="float">
            <text:p>0,614700</text:p>
          </table:table-cell>
          <table:table-cell office:value-type="float" office:value="0.7166" calcext:value-type="float">
            <text:p>0,71660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0.0029" calcext:value-type="float">
            <text:p>0,002900</text:p>
          </table:table-cell>
          <table:table-cell office:value-type="float" office:value="0.0046" calcext:value-type="float">
            <text:p>0,004600</text:p>
          </table:table-cell>
          <table:table-cell office:value-type="float" office:value="0.0073" calcext:value-type="float">
            <text:p>0,007300</text:p>
          </table:table-cell>
          <table:table-cell office:value-type="float" office:value="0.0116" calcext:value-type="float">
            <text:p>0,011600</text:p>
          </table:table-cell>
          <table:table-cell office:value-type="float" office:value="0.0182" calcext:value-type="float">
            <text:p>0,018200</text:p>
          </table:table-cell>
          <table:table-cell office:value-type="float" office:value="0.0286" calcext:value-type="float">
            <text:p>0,028600</text:p>
          </table:table-cell>
          <table:table-cell office:value-type="float" office:value="0.0445" calcext:value-type="float">
            <text:p>0,044500</text:p>
          </table:table-cell>
          <table:table-cell office:value-type="float" office:value="0.0688" calcext:value-type="float">
            <text:p>0,068800</text:p>
          </table:table-cell>
          <table:table-cell office:value-type="float" office:value="0.1048" calcext:value-type="float">
            <text:p>0,104800</text:p>
          </table:table-cell>
          <table:table-cell office:value-type="float" office:value="0.1566" calcext:value-type="float">
            <text:p>0,156600</text:p>
          </table:table-cell>
          <table:table-cell office:value-type="float" office:value="0.2273" calcext:value-type="float">
            <text:p>0,227300</text:p>
          </table:table-cell>
          <table:table-cell office:value-type="float" office:value="0.318" calcext:value-type="float">
            <text:p>0,318000</text:p>
          </table:table-cell>
          <table:table-cell office:value-type="float" office:value="0.4249" calcext:value-type="float">
            <text:p>0,424900</text:p>
          </table:table-cell>
          <table:table-cell office:value-type="float" office:value="0.5394" calcext:value-type="float">
            <text:p>0,539400</text:p>
          </table:table-cell>
          <table:table-cell office:value-type="float" office:value="0.6499" calcext:value-type="float">
            <text:p>0,649900</text:p>
          </table:table-cell>
          <table:table-cell office:value-type="float" office:value="0.7463" calcext:value-type="float">
            <text:p>0,746300</text:p>
          </table:table-cell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0.0034" calcext:value-type="float">
            <text:p>0,003400</text:p>
          </table:table-cell>
          <table:table-cell office:value-type="float" office:value="0.0054" calcext:value-type="float">
            <text:p>0,005400</text:p>
          </table:table-cell>
          <table:table-cell office:value-type="float" office:value="0.0085" calcext:value-type="float">
            <text:p>0,008500</text:p>
          </table:table-cell>
          <table:table-cell office:value-type="float" office:value="0.0134" calcext:value-type="float">
            <text:p>0,013400</text:p>
          </table:table-cell>
          <table:table-cell office:value-type="float" office:value="0.0211" calcext:value-type="float">
            <text:p>0,021100</text:p>
          </table:table-cell>
          <table:table-cell office:value-type="float" office:value="0.033" calcext:value-type="float">
            <text:p>0,033000</text:p>
          </table:table-cell>
          <table:table-cell office:value-type="float" office:value="0.0514" calcext:value-type="float">
            <text:p>0,051400</text:p>
          </table:table-cell>
          <table:table-cell office:value-type="float" office:value="0.079" calcext:value-type="float">
            <text:p>0,079000</text:p>
          </table:table-cell>
          <table:table-cell office:value-type="float" office:value="0.1197" calcext:value-type="float">
            <text:p>0,119700</text:p>
          </table:table-cell>
          <table:table-cell office:value-type="float" office:value="0.1773" calcext:value-type="float">
            <text:p>0,177300</text:p>
          </table:table-cell>
          <table:table-cell office:value-type="float" office:value="0.2546" calcext:value-type="float">
            <text:p>0,254600</text:p>
          </table:table-cell>
          <table:table-cell office:value-type="float" office:value="0.3512" calcext:value-type="float">
            <text:p>0,351200</text:p>
          </table:table-cell>
          <table:table-cell office:value-type="float" office:value="0.4618" calcext:value-type="float">
            <text:p>0,461800</text:p>
          </table:table-cell>
          <table:table-cell office:value-type="float" office:value="0.5762" calcext:value-type="float">
            <text:p>0,576200</text:p>
          </table:table-cell>
          <table:table-cell office:value-type="float" office:value="0.6831" calcext:value-type="float">
            <text:p>0,683100</text:p>
          </table:table-cell>
          <table:table-cell office:value-type="float" office:value="0.7735" calcext:value-type="float">
            <text:p>0,773500</text:p>
          </table:table-cell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0.0039" calcext:value-type="float">
            <text:p>0,003900</text:p>
          </table:table-cell>
          <table:table-cell office:value-type="float" office:value="0.0062" calcext:value-type="float">
            <text:p>0,006200</text:p>
          </table:table-cell>
          <table:table-cell office:value-type="float" office:value="0.0098" calcext:value-type="float">
            <text:p>0,009800</text:p>
          </table:table-cell>
          <table:table-cell office:value-type="float" office:value="0.0155" calcext:value-type="float">
            <text:p>0,015500</text:p>
          </table:table-cell>
          <table:table-cell office:value-type="float" office:value="0.0244" calcext:value-type="float">
            <text:p>0,024400</text:p>
          </table:table-cell>
          <table:table-cell office:value-type="float" office:value="0.0381" calcext:value-type="float">
            <text:p>0,038100</text:p>
          </table:table-cell>
          <table:table-cell office:value-type="float" office:value="0.059" calcext:value-type="float">
            <text:p>0,059000</text:p>
          </table:table-cell>
          <table:table-cell office:value-type="float" office:value="0.0904" calcext:value-type="float">
            <text:p>0,090400</text:p>
          </table:table-cell>
          <table:table-cell office:value-type="float" office:value="0.1361" calcext:value-type="float">
            <text:p>0,136100</text:p>
          </table:table-cell>
          <table:table-cell office:value-type="float" office:value="0.1998" calcext:value-type="float">
            <text:p>0,199800</text:p>
          </table:table-cell>
          <table:table-cell office:value-type="float" office:value="0.2836" calcext:value-type="float">
            <text:p>0,283600</text:p>
          </table:table-cell>
          <table:table-cell office:value-type="float" office:value="0.3855" calcext:value-type="float">
            <text:p>0,385500</text:p>
          </table:table-cell>
          <table:table-cell office:value-type="float" office:value="0.4985" calcext:value-type="float">
            <text:p>0,498500</text:p>
          </table:table-cell>
          <table:table-cell office:value-type="float" office:value="0.6117" calcext:value-type="float">
            <text:p>0,611700</text:p>
          </table:table-cell>
          <table:table-cell office:value-type="float" office:value="0.714" calcext:value-type="float">
            <text:p>0,714000</text:p>
          </table:table-cell>
          <table:table-cell office:value-type="float" office:value="0.7983" calcext:value-type="float">
            <text:p>0,798300</text:p>
          </table:table-cell>
        </table:table-row>
        <table:table-row table:style-name="ro1">
          <table:table-cell office:value-type="float" office:value="22" calcext:value-type="float">
            <text:p>22,00</text:p>
          </table:table-cell>
          <table:table-cell table:style-name="ce20" office:value-type="float" office:value="0.0046" calcext:value-type="float">
            <text:p>0,004600</text:p>
          </table:table-cell>
          <table:table-cell table:style-name="ce20" office:value-type="float" office:value="0.0072" calcext:value-type="float">
            <text:p>0,007200</text:p>
          </table:table-cell>
          <table:table-cell table:style-name="ce20" office:value-type="float" office:value="0.0114" calcext:value-type="float">
            <text:p>0,011400</text:p>
          </table:table-cell>
          <table:table-cell table:style-name="ce20" office:value-type="float" office:value="0.0179" calcext:value-type="float">
            <text:p>0,017900</text:p>
          </table:table-cell>
          <table:table-cell table:style-name="ce20" office:value-type="float" office:value="0.0281" calcext:value-type="float">
            <text:p>0,028100</text:p>
          </table:table-cell>
          <table:table-cell table:style-name="ce20" office:value-type="float" office:value="0.0438" calcext:value-type="float">
            <text:p>0,043800</text:p>
          </table:table-cell>
          <table:table-cell table:style-name="ce20" office:value-type="float" office:value="0.0676" calcext:value-type="float">
            <text:p>0,067600</text:p>
          </table:table-cell>
          <table:table-cell table:style-name="ce20" office:value-type="float" office:value="0.1031" calcext:value-type="float">
            <text:p>0,103100</text:p>
          </table:table-cell>
          <table:table-cell table:style-name="ce20" office:value-type="float" office:value="0.1541" calcext:value-type="float">
            <text:p>0,154100</text:p>
          </table:table-cell>
          <table:table-cell table:style-name="ce20" office:value-type="float" office:value="0.2241" calcext:value-type="float">
            <text:p>0,224100</text:p>
          </table:table-cell>
          <table:table-cell table:style-name="ce20" office:value-type="float" office:value="0.314" calcext:value-type="float">
            <text:p>0,314000</text:p>
          </table:table-cell>
          <table:table-cell table:style-name="ce20" office:value-type="float" office:value="0.4204" calcext:value-type="float">
            <text:p>0,420400</text:p>
          </table:table-cell>
          <table:table-cell table:style-name="ce20" office:value-type="float" office:value="0.5348" calcext:value-type="float">
            <text:p>0,534800</text:p>
          </table:table-cell>
          <table:table-cell table:style-name="ce20" office:value-type="float" office:value="0.6456" calcext:value-type="float">
            <text:p>0,645600</text:p>
          </table:table-cell>
          <table:table-cell table:style-name="ce20" office:value-type="float" office:value="0.7428" calcext:value-type="float">
            <text:p>0,742800</text:p>
          </table:table-cell>
          <table:table-cell table:style-name="ce20" office:value-type="float" office:value="0.8207" calcext:value-type="float">
            <text:p>0,820700</text:p>
          </table:table-cell>
        </table:table-row>
        <table:table-row table:style-name="ro1">
          <table:table-cell office:value-type="float" office:value="24" calcext:value-type="float">
            <text:p>24,00</text:p>
          </table:table-cell>
          <table:table-cell office:value-type="float" office:value="0.0052" calcext:value-type="float">
            <text:p>0,005200</text:p>
          </table:table-cell>
          <table:table-cell office:value-type="float" office:value="0.0083" calcext:value-type="float">
            <text:p>0,008300</text:p>
          </table:table-cell>
          <table:table-cell office:value-type="float" office:value="0.0131" calcext:value-type="float">
            <text:p>0,013100</text:p>
          </table:table-cell>
          <table:table-cell office:value-type="float" office:value="0.0206" calcext:value-type="float">
            <text:p>0,020600</text:p>
          </table:table-cell>
          <table:table-cell office:value-type="float" office:value="0.0322" calcext:value-type="float">
            <text:p>0,032200</text:p>
          </table:table-cell>
          <table:table-cell office:value-type="float" office:value="0.0502" calcext:value-type="float">
            <text:p>0,050200</text:p>
          </table:table-cell>
          <table:table-cell office:value-type="float" office:value="0.0772" calcext:value-type="float">
            <text:p>0,077200</text:p>
          </table:table-cell>
          <table:table-cell office:value-type="float" office:value="0.1171" calcext:value-type="float">
            <text:p>0,117100</text:p>
          </table:table-cell>
          <table:table-cell office:value-type="float" office:value="0.1737" calcext:value-type="float">
            <text:p>0,173700</text:p>
          </table:table-cell>
          <table:table-cell office:value-type="float" office:value="0.25" calcext:value-type="float">
            <text:p>0,250000</text:p>
          </table:table-cell>
          <table:table-cell office:value-type="float" office:value="0.3456" calcext:value-type="float">
            <text:p>0,345600</text:p>
          </table:table-cell>
          <table:table-cell office:value-type="float" office:value="0.4557" calcext:value-type="float">
            <text:p>0,455700</text:p>
          </table:table-cell>
          <table:table-cell office:value-type="float" office:value="0.5702" calcext:value-type="float">
            <text:p>0,570200</text:p>
          </table:table-cell>
          <table:table-cell office:value-type="float" office:value="0.6777" calcext:value-type="float">
            <text:p>0,677700</text:p>
          </table:table-cell>
          <table:table-cell office:value-type="float" office:value="0.7692" calcext:value-type="float">
            <text:p>0,769200</text:p>
          </table:table-cell>
          <table:table-cell office:value-type="float" office:value="0.8408" calcext:value-type="float">
            <text:p>0,840800</text:p>
          </table:table-cell>
        </table:table-row>
        <table:table-row table:style-name="ro1">
          <table:table-cell office:value-type="float" office:value="26" calcext:value-type="float">
            <text:p>26,00</text:p>
          </table:table-cell>
          <table:table-cell office:value-type="float" office:value="0.006" calcext:value-type="float">
            <text:p>0,006000</text:p>
          </table:table-cell>
          <table:table-cell office:value-type="float" office:value="0.0096" calcext:value-type="float">
            <text:p>0,009600</text:p>
          </table:table-cell>
          <table:table-cell office:value-type="float" office:value="0.015" calcext:value-type="float">
            <text:p>0,015000</text:p>
          </table:table-cell>
          <table:table-cell office:value-type="float" office:value="0.0236" calcext:value-type="float">
            <text:p>0,023600</text:p>
          </table:table-cell>
          <table:table-cell office:value-type="float" office:value="0.037" calcext:value-type="float">
            <text:p>0,037000</text:p>
          </table:table-cell>
          <table:table-cell office:value-type="float" office:value="0.0574" calcext:value-type="float">
            <text:p>0,057400</text:p>
          </table:table-cell>
          <table:table-cell office:value-type="float" office:value="0.088" calcext:value-type="float">
            <text:p>0,088000</text:p>
          </table:table-cell>
          <table:table-cell office:value-type="float" office:value="0.1326" calcext:value-type="float">
            <text:p>0,132600</text:p>
          </table:table-cell>
          <table:table-cell office:value-type="float" office:value="0.195" calcext:value-type="float">
            <text:p>0,195000</text:p>
          </table:table-cell>
          <table:table-cell office:value-type="float" office:value="0.2774" calcext:value-type="float">
            <text:p>0,277400</text:p>
          </table:table-cell>
          <table:table-cell office:value-type="float" office:value="0.3783" calcext:value-type="float">
            <text:p>0,378300</text:p>
          </table:table-cell>
          <table:table-cell office:value-type="float" office:value="0.4909" calcext:value-type="float">
            <text:p>0,490900</text:p>
          </table:table-cell>
          <table:table-cell office:value-type="float" office:value="0.6045" calcext:value-type="float">
            <text:p>0,604500</text:p>
          </table:table-cell>
          <table:table-cell office:value-type="float" office:value="0.7078" calcext:value-type="float">
            <text:p>0,707800</text:p>
          </table:table-cell>
          <table:table-cell office:value-type="float" office:value="0.7933" calcext:value-type="float">
            <text:p>0,793300</text:p>
          </table:table-cell>
          <table:table-cell office:value-type="float" office:value="0.8588" calcext:value-type="float">
            <text:p>0,858800</text:p>
          </table:table-cell>
        </table:table-row>
        <table:table-row table:style-name="ro1">
          <table:table-cell office:value-type="float" office:value="28" calcext:value-type="float">
            <text:p>28,00</text:p>
          </table:table-cell>
          <table:table-cell office:value-type="float" office:value="0.0069" calcext:value-type="float">
            <text:p>0,006900</text:p>
          </table:table-cell>
          <table:table-cell office:value-type="float" office:value="0.011" calcext:value-type="float">
            <text:p>0,011000</text:p>
          </table:table-cell>
          <table:table-cell office:value-type="float" office:value="0.0173" calcext:value-type="float">
            <text:p>0,017300</text:p>
          </table:table-cell>
          <table:table-cell office:value-type="float" office:value="0.0271" calcext:value-type="float">
            <text:p>0,027100</text:p>
          </table:table-cell>
          <table:table-cell office:value-type="float" office:value="0.0423" calcext:value-type="float">
            <text:p>0,042300</text:p>
          </table:table-cell>
          <table:table-cell office:value-type="float" office:value="0.0654" calcext:value-type="float">
            <text:p>0,065400</text:p>
          </table:table-cell>
          <table:table-cell office:value-type="float" office:value="0.0998" calcext:value-type="float">
            <text:p>0,099800</text:p>
          </table:table-cell>
          <table:table-cell office:value-type="float" office:value="0.1495" calcext:value-type="float">
            <text:p>0,149500</text:p>
          </table:table-cell>
          <table:table-cell office:value-type="float" office:value="0.2178" calcext:value-type="float">
            <text:p>0,217800</text:p>
          </table:table-cell>
          <table:table-cell office:value-type="float" office:value="0.3062" calcext:value-type="float">
            <text:p>0,306200</text:p>
          </table:table-cell>
          <table:table-cell office:value-type="float" office:value="0.4116" calcext:value-type="float">
            <text:p>0,411600</text:p>
          </table:table-cell>
          <table:table-cell office:value-type="float" office:value="0.5258" calcext:value-type="float">
            <text:p>0,525800</text:p>
          </table:table-cell>
          <table:table-cell office:value-type="float" office:value="0.6373" calcext:value-type="float">
            <text:p>0,637300</text:p>
          </table:table-cell>
          <table:table-cell office:value-type="float" office:value="0.7358" calcext:value-type="float">
            <text:p>0,735800</text:p>
          </table:table-cell>
          <table:table-cell office:value-type="float" office:value="0.8153" calcext:value-type="float">
            <text:p>0,815300</text:p>
          </table:table-cell>
          <table:table-cell office:value-type="float" office:value="0.8749" calcext:value-type="float">
            <text:p>0,874900</text:p>
          </table:table-cell>
        </table:table-row>
        <table:table-row table:style-name="ro1">
          <table:table-cell office:value-type="float" office:value="30" calcext:value-type="float">
            <text:p>30,00</text:p>
          </table:table-cell>
          <table:table-cell office:value-type="float" office:value="0.008" calcext:value-type="float">
            <text:p>0,008000</text:p>
          </table:table-cell>
          <table:table-cell office:value-type="float" office:value="0.0126" calcext:value-type="float">
            <text:p>0,012600</text:p>
          </table:table-cell>
          <table:table-cell office:value-type="float" office:value="0.0198" calcext:value-type="float">
            <text:p>0,019800</text:p>
          </table:table-cell>
          <table:table-cell office:value-type="float" office:value="0.031" calcext:value-type="float">
            <text:p>0,031000</text:p>
          </table:table-cell>
          <table:table-cell office:value-type="float" office:value="0.0482" calcext:value-type="float">
            <text:p>0,048200</text:p>
          </table:table-cell>
          <table:table-cell office:value-type="float" office:value="0.0743" calcext:value-type="float">
            <text:p>0,074300</text:p>
          </table:table-cell>
          <table:table-cell office:value-type="float" office:value="0.1129" calcext:value-type="float">
            <text:p>0,112900</text:p>
          </table:table-cell>
          <table:table-cell office:value-type="float" office:value="0.1678" calcext:value-type="float">
            <text:p>0,167800</text:p>
          </table:table-cell>
          <table:table-cell office:value-type="float" office:value="0.2422" calcext:value-type="float">
            <text:p>0,242200</text:p>
          </table:table-cell>
          <table:table-cell office:value-type="float" office:value="0.3362" calcext:value-type="float">
            <text:p>0,336200</text:p>
          </table:table-cell>
          <table:table-cell office:value-type="float" office:value="0.4453" calcext:value-type="float">
            <text:p>0,445300</text:p>
          </table:table-cell>
          <table:table-cell office:value-type="float" office:value="0.5599" calcext:value-type="float">
            <text:p>0,559900</text:p>
          </table:table-cell>
          <table:table-cell office:value-type="float" office:value="0.6685" calcext:value-type="float">
            <text:p>0,668500</text:p>
          </table:table-cell>
          <table:table-cell office:value-type="float" office:value="0.7617" calcext:value-type="float">
            <text:p>0,761700</text:p>
          </table:table-cell>
          <table:table-cell office:value-type="float" office:value="0.8351" calcext:value-type="float">
            <text:p>0,835100</text:p>
          </table:table-cell>
          <table:table-cell office:value-type="float" office:value="0.8892" calcext:value-type="float">
            <text:p>0,889200</text:p>
          </table:table-cell>
        </table:table-row>
        <table:table-row table:style-name="ro1">
          <table:table-cell office:value-type="float" office:value="32" calcext:value-type="float">
            <text:p>32,00</text:p>
          </table:table-cell>
          <table:table-cell office:value-type="float" office:value="0.0093" calcext:value-type="float">
            <text:p>0,009300</text:p>
          </table:table-cell>
          <table:table-cell office:value-type="float" office:value="0.015" calcext:value-type="float">
            <text:p>0,015000</text:p>
          </table:table-cell>
          <table:table-cell office:value-type="float" office:value="0.0236" calcext:value-type="float">
            <text:p>0,023600</text:p>
          </table:table-cell>
          <table:table-cell office:value-type="float" office:value="0.0369" calcext:value-type="float">
            <text:p>0,036900</text:p>
          </table:table-cell>
          <table:table-cell office:value-type="float" office:value="0.0572" calcext:value-type="float">
            <text:p>0,057200</text:p>
          </table:table-cell>
          <table:table-cell office:value-type="float" office:value="0.0877" calcext:value-type="float">
            <text:p>0,087700</text:p>
          </table:table-cell>
          <table:table-cell office:value-type="float" office:value="0.1322" calcext:value-type="float">
            <text:p>0,132200</text:p>
          </table:table-cell>
          <table:table-cell office:value-type="float" office:value="0.1948" calcext:value-type="float">
            <text:p>0,194800</text:p>
          </table:table-cell>
          <table:table-cell office:value-type="float" office:value="0.2768" calcext:value-type="float">
            <text:p>0,276800</text:p>
          </table:table-cell>
          <table:table-cell office:value-type="float" office:value="0.3776" calcext:value-type="float">
            <text:p>0,377600</text:p>
          </table:table-cell>
          <table:table-cell office:value-type="float" office:value="0.4902" calcext:value-type="float">
            <text:p>0,490200</text:p>
          </table:table-cell>
          <table:table-cell office:value-type="float" office:value="0.6038" calcext:value-type="float">
            <text:p>0,603800</text:p>
          </table:table-cell>
          <table:table-cell office:value-type="float" office:value="0.7072" calcext:value-type="float">
            <text:p>0,707200</text:p>
          </table:table-cell>
          <table:table-cell office:value-type="float" office:value="0.7929" calcext:value-type="float">
            <text:p>0,792900</text:p>
          </table:table-cell>
          <table:table-cell office:value-type="float" office:value="0.8585" calcext:value-type="float">
            <text:p>0,858500</text:p>
          </table:table-cell>
          <table:table-cell office:value-type="float" office:value="0.9058" calcext:value-type="float">
            <text:p>0,905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7" number:min-decimal-places="17" number:min-integer-digits="1"/>
    </number:number-style>
    <number:number-style style:name="N112">
      <number:number number:decimal-places="18" number:min-decimal-places="18" number:min-integer-digits="1"/>
    </number:number-style>
    <number:number-style style:name="N113">
      <number:number number:decimal-places="19" number:min-decimal-places="19" number:min-integer-digits="1"/>
    </number:number-style>
    <number:number-style style:name="N114">
      <number:number number:decimal-places="20" number:min-decimal-places="20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7T20:36:50.403000000</dc:date>
    <meta:editing-duration>PT15S</meta:editing-duration>
    <meta:editing-cycles>2</meta:editing-cycles>
    <meta:generator>LibreOffice/7.3.5.2$Windows_X86_64 LibreOffice_project/184fe81b8c8c30d8b5082578aee2fed2ea847c01</meta:generator>
    <meta:document-statistic meta:table-count="1" meta:cell-count="254" meta:object-count="0"/>
  </office:meta>
</office:document-meta>
</file>